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Ubuntu" svg:font-family="Ubuntu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Ubuntu1" fo:font-size="10pt" style:font-size-asian="10pt" style:font-size-complex="10pt"/>
    </style:style>
    <style:style style:name="P2" style:family="paragraph" style:parent-style-name="Standard">
      <style:text-properties style:font-name="Ubuntu1" fo:font-size="8pt" style:font-size-asian="8pt" style:font-size-complex="8pt"/>
    </style:style>
    <style:style style:name="P3" style:family="paragraph" style:parent-style-name="Heading_20_3">
      <style:text-properties style:font-name="Ubuntu1"/>
    </style:style>
    <style:style style:name="P4" style:family="paragraph" style:parent-style-name="Standard">
      <style:text-properties style:font-name="Ubuntu1" fo:font-size="10pt" style:font-size-asian="10pt" style:font-size-complex="10pt"/>
    </style:style>
    <style:style style:name="P5" style:family="paragraph" style:parent-style-name="Text_20_body" style:list-style-name="L1">
      <style:text-properties style:font-name="Ubuntu1" fo:font-size="10pt" style:font-size-asian="10pt" style:font-size-complex="10pt"/>
    </style:style>
    <style:style style:name="T1" style:family="text">
      <style:text-properties style:font-name="Ubuntu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Wstęp teoretyczny</text:h>
      <text:p text:style-name="P1">Gdy w obwodzie elektrycznym płynie prąd, to obwód sam wytwarza zmienne pole magnetyczne. To powoduje indukowanie się siły elektromotorycznej. Zjawisko to nazywamy samoindukcją a wytworzoną siłę - siłą elektromotoryczną samoindukcji (E):</text:p>
      <text:p text:style-name="P1"><draw:frame draw:style-name="fr1" draw:name="Obiekt1" text:anchor-type="as-char" svg:width="0.8783in" svg:height="0.39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L - współczynnik samoindukcji</text:p>
      <text:p text:style-name="P1">ΔI/Δt - szybkość zmian natężenia.</text:p>
      <text:p text:style-name="P1"/>
      <text:p text:style-name="P1">Współczynnikiem samoindukcyjności (indukcyjnością zwojnicy) nazywamy współczynnik proporcjonalności L:</text:p>
      <text:p text:style-name="P1"/>
      <text:p text:style-name="P1"><draw:frame draw:style-name="fr1" draw:name="Obiekt2" text:anchor-type="as-char" svg:width="1.0244in" svg:height="0.417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1"><draw:frame draw:style-name="fr2" draw:name="Obiekt3" text:anchor-type="as-char" svg:y="-0.0118in" svg:width="0.9484in" svg:height="0.2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2" draw:name="Obiekt4" text:anchor-type="as-char" svg:y="-0.0118in" svg:width="1.8043in" svg:height="0.2091in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1"/>
      <text:p text:style-name="P1">Współczynnik samoindukcji jest funkcją własności magnetycznych ośrodka oraz kształtu i rozmiaru przewodnika. Współczynnik proporcjonalności zależy od własności środowiska w którym się ten obwód znajduje oraz geometrii obwodu.</text:p>
      <text:p text:style-name="P1"/>
      <text:p text:style-name="P1">Jednostkę indukcyjności własnej posiada cewka, w której natężenie prądu o jeden amper na sekundę wywołuje powstanie siły elektromotorycznej indukcji własnej równej jeden wolt. Jednostka ta nosi nazwę henr [H] (tego samego rodzaju co indukcyjność wzajemna), ale zazwyczaj używa się jednostek mniejszych: milihenra (mH) i mikrohenra (<text:span text:style-name="T1">µ</text:span>H).</text:p>
      <text:h text:style-name="P3" text:outline-level="3">Metoda pomiarowa</text:h>
      <text:list xml:id="list1683718468" text:style-name="L1">
        <text:list-item>
          <text:p text:style-name="P5">Ustawiamy zakres amperomierza na 100 mA , a woltomierza na 10 V, w trybie prądu zmiennego.</text:p>
        </text:list-item>
        <text:list-item>
          <text:p text:style-name="P5">Odczytujemy klasę i liczbę działek obydwu przyrządów.</text:p>
        </text:list-item>
        <text:list-item>
          <text:p text:style-name="P5">Dla podanej częstotliwości f wyznaczamy charakterystykę prądowo – napięciową cewki dla prądu zmiennego, zmieniając napięcie z krokiem 1V. Wyniki zapisujemy na karcie pomiarowej.</text:p>
        </text:list-item>
        <text:list-item>
          <text:p text:style-name="P5">Wyłączamy generator i odłączamy z sieci, wyłączamy amperomierz.</text:p>
        </text:list-item>
        <text:list-item>
          <text:p text:style-name="P5">Zamieniamy generator prądu zmiennego na generator prądu stałego.</text:p>
        </text:list-item>
        <text:list-item>
          <text:p text:style-name="P5">Ustawiamy zakres amperomierza na 100 mA , a woltomierza na 2,5 V, w trybie prądu stałego.</text:p>
        </text:list-item>
        <text:list-item>
          <text:p text:style-name="P5">Odczytujemy klasę i liczbę działek obydwu przyrządów.</text:p>
        </text:list-item>
        <text:list-item>
          <text:p text:style-name="P5">Wyznaczamy charakterystykę prądowo – napięciową cewki dla prądu stałego, zmieniając napięcie z krokiem 0,25 V. Wyniki zapisujemy na karcie pomiarowej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Ubuntu" svg:font-family="Ubuntu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WenQuanYi Zen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ł Wesoły</meta:initial-creator>
    <meta:creation-date>2011-06-01T14:34:29</meta:creation-date>
    <dc:date>2011-06-02T22:37:56</dc:date>
    <dc:creator>Michał Wesoły</dc:creator>
    <meta:editing-duration>PT14M18S</meta:editing-duration>
    <meta:editing-cycles>4</meta:editing-cycles>
    <meta:generator>OpenOffice.org/3.3$Linux OpenOffice.org_project/330m20$Build-9567</meta:generator>
    <meta:document-statistic meta:table-count="0" meta:image-count="0" meta:object-count="4" meta:page-count="1" meta:paragraph-count="20" meta:word-count="238" meta:character-count="1753"/>
  </office:meta>
</office:document-meta>
</file>

<file path=Object 1/content.xml><?xml version="1.0" encoding="utf-8"?>
<math xmlns="http://www.w3.org/1998/Math/MathML">
  <semantics>
    <mrow>
      <mrow>
        <msub>
          <mi>E</mi>
          <mi>s</mi>
        </msub>
        <mo stretchy="false">=</mo>
        <mrow>
          <mo stretchy="false">−</mo>
          <mi>L</mi>
        </mrow>
      </mrow>
      <mfrac>
        <mrow>
          <mo stretchy="false">Δ</mo>
          <mi>I</mi>
        </mrow>
        <mrow>
          <mo stretchy="false">Δ</mo>
          <mi>t</mi>
        </mrow>
      </mfrac>
    </mrow>
    <annotation encoding="StarMath 5.0">E_{s} = -L {%iDELTA I} over {%iDELTA t} </annotation>
  </semantics>
</math>
</file>

<file path=Object 2/content.xml><?xml version="1.0" encoding="utf-8"?>
<math xmlns="http://www.w3.org/1998/Math/MathML">
  <semantics>
    <mrow>
      <mrow>
        <mi>L</mi>
        <mo stretchy="false">=</mo>
        <mfrac>
          <msub>
            <mi>R</mi>
            <mi>s</mi>
          </msub>
          <mo stretchy="false">ω</mo>
        </mfrac>
      </mrow>
      <mo stretchy="false">=</mo>
      <mfrac>
        <msub>
          <mi>R</mi>
          <mi>s</mi>
        </msub>
        <mrow>
          <mn>2</mn>
          <mo stretchy="false">Π</mo>
          <mi>f</mi>
        </mrow>
      </mfrac>
    </mrow>
    <annotation encoding="StarMath 5.0">L =  {R_{s}} over {%iomega } = {R_{s}} over {2%iPI f}</annotation>
  </semantics>
</math>
</file>

<file path=Object 3/content.xml><?xml version="1.0" encoding="utf-8"?>
<math xmlns="http://www.w3.org/1998/Math/MathML">
  <semantics>
    <mrow>
      <msub>
        <mi>R</mi>
        <mi>s</mi>
      </msub>
      <mo stretchy="false">=</mo>
      <msqrt>
        <mrow>
          <msup>
            <mi>Z</mi>
            <mn>2</mn>
          </msup>
          <mo stretchy="false">−</mo>
          <msup>
            <mi>R</mi>
            <mn>2</mn>
          </msup>
        </mrow>
      </msqrt>
    </mrow>
    <annotation encoding="StarMath 5.0">R_{s} = sqrt{Z^{2} - R^{2}} </annotation>
  </semantics>
</math>
</file>

<file path=Object 4/content.xml><?xml version="1.0" encoding="utf-8"?>
<math xmlns="http://www.w3.org/1998/Math/MathML">
  <semantics>
    <mrow>
      <mrow>
        <msub>
          <mi>R</mi>
          <mi>s</mi>
        </msub>
        <mo stretchy="false">−</mo>
        <mi mathvariant="italic">opór</mi>
      </mrow>
      <mi mathvariant="italic">samoindukcyjny</mi>
    </mrow>
    <annotation encoding="StarMath 5.0">R_{s} - opór samoindukcyjny</annotation>
  </semantics>
</math>
</file>